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216cm" svg:height="0.962cm" svg:x="5.4cm" svg:y="4.2cm">
          <draw:text-box>
            <text:p>qwerty ca</text:p>
          </draw:text-box>
        </draw:fram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2"><text:span text:style-name="T1">ª</text:span></text:p>
          <text:p text:style-name="P2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2"><text:span text:style-name="T1">!</text:span></text:p>
          <text:p text:style-name="P2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2"><text:span text:style-name="T1">"</text:span></text:p>
          <text:p text:style-name="P2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2"><text:span text:style-name="T1">·</text:span></text:p>
          <text:p text:style-name="P2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2"><text:span text:style-name="T1">$</text:span></text:p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2"><text:span text:style-name="T1">%</text:span></text:p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2"><text:span text:style-name="T1">&amp;</text:span></text:p>
          <text:p text:style-name="P2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2"><text:span text:style-name="T1">/</text:span></text:p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2"><text:span text:style-name="T1">(</text:span></text:p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2"><text:span text:style-name="T1">)</text:span></text:p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2"><text:span text:style-name="T1">=</text:span></text:p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2"><text:span text:style-name="T1">?</text:span></text:p>
          <text:p text:style-name="P2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2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2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2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2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2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2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2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2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2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2"><text:span text:style-name="T1">^</text:span></text:p>
          <text:p text:style-name="P2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2"><text:span text:style-name="T1">*</text:span></text:p>
          <text:p text:style-name="P2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2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2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2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2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2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2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2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2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2"><text:span text:style-name="T1">“</text:span></text:p>
          <text:p text:style-name="P2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2"><text:span text:style-name="T1">Ç</text:span></text:p>
          <text:p text:style-name="P2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2"><text:span text:style-name="T1">&lt;</text:span></text:p>
          <text:p text:style-name="P2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2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2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2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2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2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2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2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2"><text:span text:style-name="T1">;</text:span></text:p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1.5cm" svg:x="21.8cm" svg:y="8.1cm">
          <text:p text:style-name="P2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2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.6cm" svg:y="6.9cm">
          <text:p text:style-name="P2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5.2cm" svg:y="6.9cm">
          <text:p text:style-name="P2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8cm" svg:y="6.9cm">
          <text:p text:style-name="P2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8.4cm" svg:y="6.9cm">
          <text:p text:style-name="P2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0.895cm" svg:y="6.9cm">
          <text:p text:style-name="P2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495cm" svg:y="6.9cm">
          <text:p text:style-name="P2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095cm" svg:y="6.9cm">
          <text:p text:style-name="P2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5.695cm" svg:y="6.9cm">
          <text:p text:style-name="P2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.3cm" svg:y="6.9cm">
          <text:p text:style-name="P2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9cm" svg:y="6.9cm">
          <text:p text:style-name="P2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5cm" svg:y="6.9cm">
          <text:p text:style-name="P2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2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2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2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31cm">
          <text:p text:style-name="P2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31cm">
          <text:p text:style-name="P2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31cm">
          <text:p text:style-name="P2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31cm">
          <text:p text:style-name="P2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2.848cm" svg:y="14.531cm">
          <text:p text:style-name="P2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31cm">
          <text:p text:style-name="P2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2"><text:span text:style-name="T1">_</text:span></text:p>
          <text:p text:style-name="P2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cm" svg:height="1.5cm" svg:x="20.5cm" svg:y="12.9cm">
          <text:p text:style-name="P2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2"><text:span text:style-name="T1">¿</text:span></text:p>
          <text:p text:style-name="P2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2"><text:span text:style-name="T1">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2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2"><text:span text:style-name="T1">:</text:span></text:p>
          <text:p text:style-name="P2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249cm" svg:height="0.962cm" svg:x="9.7cm" svg:y="4.6cm">
          <draw:text-box>
            <text:p text:style-name="P4"><text:span text:style-name="T6">dvorak es</text:span></text:p>
          </draw:text-box>
        </draw:frame>
        <draw:custom-shape draw:style-name="gr1" draw:text-style-name="P3" draw:layer="layout" svg:width="1.75cm" svg:height="1.5cm" svg:x="21.05cm" svg:y="14.531cm">
          <text:p text:style-name="P2"><text:span text:style-name="T5">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8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2.4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0.5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7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725cm" svg:height="0.962cm" svg:x="6cm" svg:y="4.3cm">
          <draw:text-box>
            <text:p>tcat v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ises </meta:initial-creator>
    <meta:creation-date>2012-02-10T16:59:04</meta:creation-date>
    <dc:date>2013-05-15T10:01:49</dc:date>
    <dc:creator>Moisès </dc:creator>
    <meta:editing-duration>PT1H53M5S</meta:editing-duration>
    <meta:editing-cycles>28</meta:editing-cycles>
    <meta:generator>LibreOffice/3.5$Linux_X86_64 LibreOffice_project/350m1$Build-2</meta:generator>
    <meta:document-statistic meta:object-count="248"/>
  </office:meta>
</office:document-meta>
</file>